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normal" officeooo:rsid="000455c4" officeooo:paragraph-rsid="000455c4" style:font-size-asian="17.5pt" style:font-weight-asian="normal" style:font-size-complex="20pt" style:font-weight-complex="normal"/>
    </style:style>
    <style:style style:name="P2" style:family="paragraph" style:parent-style-name="Standard">
      <style:text-properties fo:font-size="20pt" style:text-underline-style="none" fo:font-weight="normal" officeooo:rsid="000455c4" officeooo:paragraph-rsid="000455c4" style:font-size-asian="17.5pt" style:font-weight-asian="normal" style:font-size-complex="20pt" style:font-weight-complex="normal"/>
    </style:style>
    <style:style style:name="P3" style:family="paragraph" style:parent-style-name="Standard">
      <style:text-properties fo:font-size="20pt" officeooo:rsid="000455c4" officeooo:paragraph-rsid="000455c4" style:font-size-asian="17.5pt" style:font-size-complex="20pt"/>
    </style:style>
    <style:style style:name="P4" style:family="paragraph" style:parent-style-name="Standard">
      <style:text-properties fo:font-size="20pt" officeooo:rsid="0005ec53" officeooo:paragraph-rsid="0005ec53" style:font-size-asian="17.5pt" style:font-size-complex="20pt"/>
    </style:style>
    <style:style style:name="P5" style:family="paragraph" style:parent-style-name="Standard">
      <style:text-properties officeooo:paragraph-rsid="000455c4"/>
    </style:style>
    <style:style style:name="P6" style:family="paragraph" style:parent-style-name="Standard">
      <style:text-properties fo:font-size="16pt" officeooo:rsid="000455c4" officeooo:paragraph-rsid="000455c4" style:font-size-asian="14pt" style:font-size-complex="16pt"/>
    </style:style>
    <style:style style:name="P7" style:family="paragraph" style:parent-style-name="Standard">
      <style:text-properties fo:font-size="16pt" officeooo:rsid="0005ec53" officeooo:paragraph-rsid="00079ea0" style:font-size-asian="14pt" style:font-size-complex="16pt"/>
    </style:style>
    <style:style style:name="P8" style:family="paragraph" style:parent-style-name="Standard">
      <style:text-properties officeooo:paragraph-rsid="00079ea0"/>
    </style:style>
    <style:style style:name="T1" style:family="text">
      <style:text-properties fo:font-size="16pt" style:text-underline-style="none" fo:font-weight="normal" officeooo:rsid="000455c4" style:font-size-asian="16pt" style:font-weight-asian="normal" style:font-size-complex="16pt" style:font-weight-complex="normal"/>
    </style:style>
    <style:style style:name="T2" style:family="text">
      <style:text-properties fo:font-size="16pt" style:font-size-asian="16pt" style:font-size-complex="16pt"/>
    </style:style>
    <style:style style:name="T3" style:family="text">
      <style:text-properties fo:font-size="16pt" officeooo:rsid="000455c4" style:font-size-asian="16pt" style:font-size-complex="16pt"/>
    </style:style>
    <style:style style:name="T4" style:family="text">
      <style:text-properties fo:font-size="16pt" officeooo:rsid="0009492e" style:font-size-asian="16pt" style:font-size-complex="16pt"/>
    </style:style>
    <style:style style:name="T5" style:family="text">
      <style:text-properties fo:font-size="16pt" officeooo:rsid="0005ec53" style:font-size-asian="14pt" style:font-size-complex="16pt"/>
    </style:style>
    <style:style style:name="T6" style:family="text">
      <style:text-properties officeooo:rsid="00079ea0"/>
    </style:style>
    <style:style style:name="T7" style:family="text">
      <style:text-properties fo:font-size="20pt" officeooo:rsid="00079ea0" style:font-size-asian="17.5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ing the cities of Mumbai and Delhi</text:p>
      <text:p text:style-name="P1"/>
      <text:p text:style-name="P2">1) Introduction:</text:p>
      <text:p text:style-name="P2"/>
      <text:p text:style-name="P5"><text:span text:style-name="T1">Mumbai and Delhi are the two most important metro cities in India. There has been a war for supremacy in terms of quality of life, jobs, education, entertainment and recreational facilities that these cities have to offer to its residents. </text:span><text:span text:style-name="T2">This p</text:span><text:span text:style-name="T3">roject</text:span><text:span text:style-name="T2"> attempts to analyze the neighborhoods in each of these two cities and tries to understand what is popular in them and what they have to offer to someone who is contemplating to make a choice on seeking a life in either of the metro cities.</text:span></text:p>
      <text:p text:style-name="P5"><text:span text:style-name="T2"><text:s text:c="14"/></text:span></text:p>
      <text:p text:style-name="P5"><text:span text:style-name="T2"/></text:p>
      <text:p text:style-name="P5"><text:span text:style-name="T2">The business problem in this study assumes that people who would be interested in this study are those who would like to create a projection of potential life and activities in these metro city neighborhoods if the subject moves to live in one of them. The decision to choose one over the other would depend on popular venues in the neighborhoods in each of these metro cities.</text:span></text:p>
      <text:p text:style-name="P5"><text:span text:style-name="T2"/></text:p>
      <text:p text:style-name="P3">2) Data:</text:p>
      <text:p text:style-name="P3"/>
      <text:p text:style-name="P6">For this study, we needed data about neighborhoods in each of these metro cities. The data published by the government on postal codes for all India would serve us well for this study. We will specifically download the CSV provided under <text:a xlink:type="simple" xlink:href="https://data.gov.in/resources/all-india-pincode-directory-contact-details-along-latitude-and-longitude" text:style-name="Internet_20_link" text:visited-style-name="Visited_20_Internet_20_Link">https://data.gov.in/resources/all-india-pincode-directory-contact-details-along-latitude-and-longitude</text:a>.</text:p>
      <text:p text:style-name="P6"/>
      <text:p text:style-name="P4">3) Methodology:</text:p>
      <text:p text:style-name="P4"/>
      <text:p text:style-name="P7"><text:span text:style-name="T6">I</text:span> use<text:span text:style-name="T6">d</text:span> the Foursquare API to find the top venues in <text:span text:style-name="T6">each of the</text:span> neighbourhoods of Mumbai <text:span text:style-name="T6">and Delhi</text:span>. This will help us understand the nature of life Mumbai <text:span text:style-name="T6">and Delhi </text:span>neighborhoods have to offe <text:span text:style-name="T6">so that they can be compared</text:span>. <text:span text:style-name="T6">After finding most common venues for each of the neighborhoods, I used the K Means clustering to cluster the neighborhoods <text:s/></text:span></text:p>
      <text:p text:style-name="P7"><text:span text:style-name="T6">of Delhi and Mumbai and plotted all the neighborhoods of Mumbai and Delhi on a map showing their clusters using folium. The statistical analysis </text:span><text:soft-page-break/><text:span text:style-name="T6">and the clustering algorithm used helps us to compare and contrast the neighborhoods of Mumbai and Delhi and what these neighborhoods have to offer to the people.</text:span></text:p>
      <text:p text:style-name="P7"/>
      <text:p text:style-name="P7"><text:span text:style-name="T7">4) Findings &amp; Conclusion:</text:span></text:p>
      <text:p text:style-name="P7"><text:span text:style-name="T7"/></text:p>
      <text:p text:style-name="P8"><text:span text:style-name="T5">Given our cluster information for both Mumbai and Delhi, we see that Mumbai and its neighbourhoods are a great place for a foodie. There are a lot of restaurants, cafes, bars, etc in Mumbai neighbourhoods. Also due to the proximity of Mumbai to the seashore, Mumbai neighborhoods offer for harbors, seafood, boat, and ferry rides. </text:span><text:span text:style-name="T2">On the other hand, we see how dissimilar life in Delhi neighbourhoods would be compared to Mumbai neighbourhoods. Delhi neighborhoods a</text:span><text:span text:style-name="T4">re</text:span><text:span text:style-name="T2"> good for those who like Arts and Crafts, Museums, Water Parks and Pizza places. There is very less in terms of foreign cuisine restaurants in Delhi.</text:span></text:p>
      <text:p text:style-name="P8"><text:span text:style-name="T2"/></text:p>
      <text:p text:style-name="P8"><text:span text:style-name="T2">Another important aspect the study reveals is that the categories of venues Mumbai offers are far too many compared to Delhi. This means that Delhi becomes restrictive in terms of variety and convenience.</text:span></text:p>
      <text:p text:style-name="P7"><text:span text:style-name="T7"/></text:p>
      <text:p text:style-name="P7"><text:span text:style-name="T6"><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23:51:46.610367165</meta:creation-date>
    <dc:date>2020-07-24T00:35:03.981416993</dc:date>
    <meta:editing-duration>PT2M26S</meta:editing-duration>
    <meta:editing-cycles>2</meta:editing-cycles>
    <meta:generator>LibreOffice/6.0.7.3$Linux_X86_64 LibreOffice_project/00m0$Build-3</meta:generator>
    <meta:document-statistic meta:table-count="0" meta:image-count="0" meta:object-count="0" meta:page-count="2" meta:paragraph-count="14" meta:word-count="460" meta:character-count="2804" meta:non-whitespace-character-count="2338"/>
  </office:meta>
</office:document-meta>
</file>